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inionPro-Regular" svg:font-family="MinionPro-Regular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color="#ff0000"/>
    </style:style>
    <style:style style:name="P3" style:family="paragraph" style:parent-style-name="Standard">
      <style:text-properties fo:color="#ff0000" fo:font-weight="normal" style:font-weight-asian="normal" style:font-weight-complex="normal"/>
    </style:style>
    <style:style style:name="P4" style:family="paragraph" style:parent-style-name="Standard">
      <style:text-properties fo:color="#0047ff"/>
    </style:style>
    <style:style style:name="P5" style:family="paragraph" style:parent-style-name="Standard">
      <style:text-properties fo:color="#0047ff" fo:language="it" fo:country="IT"/>
    </style:style>
    <style:style style:name="P6" style:family="paragraph" style:parent-style-name="Standard">
      <style:text-properties fo:color="#0047ff" fo:language="it" fo:country="IT" fo:font-weight="bold" style:font-weight-asian="bold" style:font-weight-complex="bold"/>
    </style:style>
    <style:style style:name="P7" style:family="paragraph" style:parent-style-name="Standard">
      <style:text-properties fo:color="#0047ff" fo:language="it" fo:country="IT" fo:font-weight="normal" style:font-weight-asian="normal" style:font-weight-complex="normal"/>
    </style:style>
    <style:style style:name="P8" style:family="paragraph" style:parent-style-name="Standard">
      <style:text-properties fo:color="#0047ff" fo:font-weight="normal" style:font-weight-asian="normal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color="#000000" fo:language="it" fo:country="IT"/>
    </style:style>
    <style:style style:name="P11" style:family="paragraph" style:parent-style-name="Standard">
      <style:text-properties fo:color="#000000" fo:language="it" fo:country="IT" fo:font-weight="bold" style:font-weight-asian="bold" style:font-weight-complex="bold"/>
    </style:style>
    <style:style style:name="P12" style:family="paragraph" style:parent-style-name="Standard">
      <style:text-properties fo:color="#000000" fo:font-weight="normal" style:font-weight-asian="normal" style:font-weight-complex="normal"/>
    </style:style>
    <style:style style:name="P13" style:family="paragraph" style:parent-style-name="Standard">
      <style:text-properties style:use-window-font-color="true"/>
    </style:style>
    <style:style style:name="P14" style:family="paragraph" style:parent-style-name="Standard">
      <style:text-properties style:use-window-font-color="true" fo:language="it" fo:country="IT"/>
    </style:style>
    <style:style style:name="P15" style:family="paragraph" style:parent-style-name="Standard">
      <style:text-properties style:use-window-font-color="true" fo:language="it" fo:country="IT" fo:font-weight="bold" style:font-weight-asian="bold" style:font-weight-complex="bold"/>
    </style:style>
    <style:style style:name="P16" style:family="paragraph" style:parent-style-name="Standard">
      <style:text-properties style:use-window-font-color="true" fo:language="it" fo:country="IT" fo:font-weight="normal" style:font-weight-asian="normal" style:font-weight-complex="normal"/>
    </style:style>
    <style:style style:name="P17" style:family="paragraph" style:parent-style-name="Standard">
      <style:text-properties style:use-window-font-color="true" fo:language="it" fo:country="IT" style:text-underline-style="none" fo:font-weight="normal" style:font-weight-asian="normal" style:font-weight-complex="normal"/>
    </style:style>
    <style:style style:name="P18" style:family="paragraph" style:parent-style-name="Standard">
      <style:text-properties style:use-window-font-color="true" fo:font-weight="normal" style:font-weight-asian="normal" style:font-weight-complex="normal"/>
    </style:style>
    <style:style style:name="P19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20" style:family="paragraph" style:parent-style-name="Standard">
      <style:text-properties style:use-window-font-color="true" fo:font-weight="bold" style:font-weight-asian="bold" style:font-weight-complex="bold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color="#0000ff"/>
    </style:style>
    <style:style style:name="P23" style:family="paragraph" style:parent-style-name="Standard">
      <style:text-properties fo:color="#0000ff" fo:language="it" fo:country="IT" fo:font-weight="normal" style:font-weight-asian="normal" style:font-weight-complex="normal"/>
    </style:style>
    <style:style style:name="P24" style:family="paragraph" style:parent-style-name="Standard">
      <style:text-properties fo:color="#0000ff" fo:font-weight="normal" style:font-weight-asian="normal" style:font-weight-complex="normal"/>
    </style:style>
    <style:style style:name="P25" style:family="paragraph" style:parent-style-name="_5b_Paragrafo_20_base_5d_">
      <style:paragraph-properties fo:margin-left="0cm" fo:margin-right="0cm" fo:margin-top="0cm" fo:margin-bottom="0cm" fo:line-height="120%" fo:text-align="center" style:justify-single-word="false" fo:text-indent="0cm" style:auto-text-indent="false" style:text-autospace="none" style:vertical-align="middle" style:writing-mode="lr-tb"/>
    </style:style>
    <style:style style:name="P26" style:family="paragraph" style:parent-style-name="Standard" style:list-style-name="L1">
      <style:text-properties fo:color="#0047ff"/>
    </style:style>
    <style:style style:name="P27" style:family="paragraph" style:parent-style-name="Standard">
      <style:text-properties style:use-window-font-color="tru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fo:language="it" fo:country="IT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language="it" fo:country="IT"/>
    </style:style>
    <style:style style:name="T6" style:family="text">
      <style:text-properties fo:color="#0047ff"/>
    </style:style>
    <style:style style:name="T7" style:family="text">
      <style:text-properties fo:color="#0047ff" fo:font-weight="normal" style:font-weight-asian="normal" style:font-weight-complex="normal"/>
    </style:style>
    <style:style style:name="T8" style:family="text">
      <style:text-properties fo:color="#0047ff" fo:language="it" fo:country="IT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language="it" fo:country="IT" fo:font-weight="bold" style:font-weight-asian="bold" style:font-weight-complex="bold"/>
    </style:style>
    <style:style style:name="T12" style:family="text">
      <style:text-properties style:use-window-font-color="true" fo:language="it" fo:country="IT" fo:font-weight="normal" style:font-weight-asian="normal" style:font-weight-complex="normal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ATTI <text:s/>– riferimento template: scegli tu la migliore(forse la prima dopo l'home va bene)</text:p>
      <text:p text:style-name="P2"/>
      <text:p text:style-name="P9"/>
      <text:p text:style-name="Standard">---</text:p>
      <text:p text:style-name="P4">Testo</text:p>
      <text:p text:style-name="P4">Titillium web regular <text:s/>– corpo 20px – interlinea 25 px – colore nero (saranno tutti così)</text:p>
      <text:p text:style-name="P4">Neretto in Titillium web bold - Per la larghezza della riga vale regola già impostata</text:p>
      <text:p text:style-name="P18">Un progetto del G.A.S. “Le” Giare aderente al Distretto di Economia Solidale di Reggio Emilia e realizzato col contributo del Comune di Reggio Emilia, nell’ambito de “I Reggiani per Esempio 2014” </text:p>
      <text:p text:style-name="P4">Lasciare 2 righe vuote e poi</text:p>
      <text:p text:style-name="P20">Info e contatti:</text:p>
      <text:p text:style-name="P18"/>
      <text:p text:style-name="P18">LINK</text:p>
      <text:p text:style-name="P18">mail – des.reggioemilia@gmail.com</text:p>
      <text:p text:style-name="P18">sito - <text:s/><text:a xlink:type="simple" xlink:href="http://www.desreggioemilia.it/">http://www.desreggioemilia.it</text:a></text:p>
      <text:p text:style-name="P18">fb - https://www.facebook.com/pages/desreggioemilia/414468328600976?fref=ts</text:p>
      <text:p text:style-name="P18">tw - https://twitter.com/DESREGGIO</text:p>
      <text:p text:style-name="P18"/>
      <text:p text:style-name="P20"/>
      <text:p text:style-name="Standard">---</text:p>
      <text:p text:style-name="P4">Testo finale</text:p>
      <text:p text:style-name="P4">INSERIRE FILETTO 1 px – lunghezza 250 px – colore <text:span text:style-name="T2">ff6900</text:span></text:p>
      <text:p text:style-name="P22">Titillium web regular <text:s/>– corpo 16px – interlinea 20 px – colore nero (saranno tutti così)</text:p>
      <text:p text:style-name="P24">Neretto in Titillium web bold - Per la larghezza della riga vale regola già impostata</text:p>
      <text:p text:style-name="P18">APRI UN GAS IN 5 MOSSE</text:p>
      <text:p text:style-name="P3"><text:span text:style-name="T10">Un’idea di </text:span><text:span text:style-name="T13">Claudio Falduto</text:span><text:span text:style-name="T10"> (G.A.S. Le Giare - RE) - Ideazione, progetto grafico e testi: </text:span><text:span text:style-name="T13">Marco Appiotti</text:span><text:span text:style-name="T10"> (G.A.S. Iqbal Masih - RE) <text:s/>- Webmaster: </text:span><text:span text:style-name="T13">Davide Gullo</text:span><text:span text:style-name="T10"> (G.A.S. Iqbal Masih - RE) - iGruppi è un software gestionale opensource …</text:span></text:p>
      <text:p text:style-name="Standard"/>
      <text:p text:style-name="P24">ATTENZIONE: webmaster, vedi tu se è la dizione esatta. Dopo Igruppi inserisci tu la definizione esatta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"><text:soft-page-break/>CONTINUATE <text:s/>– riferimento template: GALLERY</text:p>
      <text:p text:style-name="P2"/>
      <text:p text:style-name="P2"/>
      <text:p text:style-name="Standard">---</text:p>
      <text:p text:style-name="P4">Titolo</text:p>
      <text:p text:style-name="P4">Ultra <text:s/>– corpo 54px – interlinea 54px – colore #<text:span text:style-name="T2">0096ff</text:span></text:p>
      <text:p text:style-name="P18">Continuate così</text:p>
      <text:p text:style-name="P9"/>
      <text:p text:style-name="Standard">---</text:p>
      <text:p text:style-name="P4">Sottotitolo</text:p>
      <text:p text:style-name="P4">Titillium web bold <text:s/>– corpo 24px - interlinea 25 (vale per tutti i sottotitoli) – colore nero</text:p>
      <text:p text:style-name="P18">Fatto il primo ordine, passate al secondo e così via. </text:p>
      <text:p text:style-name="P2"/>
      <text:p text:style-name="P9"/>
      <text:p text:style-name="Standard">---</text:p>
      <text:p text:style-name="P4">Testo</text:p>
      <text:p text:style-name="P4">Titillium web regular <text:s/>– corpo 20px – interlinea 25 px – colore nero (saranno tutti così)</text:p>
      <text:p text:style-name="P4">Neretto in Titillium web bold - Per la larghezza della riga vale regola già impostata</text:p>
      <text:p text:style-name="P13">Pian piano scoprirete che oltre agli alimentari <text:span text:style-name="T1">i G.A.S. acquistano tanti altri prodotti</text:span>: dalla detergenza per il corpo e per la casa, fino all’energia. E che fanno parte di <text:span text:style-name="T1">una rete di interessanti esperienze e iniziative</text:span> che valorizzano il territorio, l’ambiente e le persone.</text:p>
      <text:p text:style-name="P4">Lasciare una riga vuota e poi</text:p>
      <text:p text:style-name="P20">Qui trovate alcuni esempi pratici</text:p>
      <text:p text:style-name="Standard"/>
      <text:p text:style-name="Standard"/>
      <text:p text:style-name="P4">LE FINESTRE funzionano così:</text:p>
      <text:list xml:id="list4307496763403110923" text:style-name="L1">
        <text:list-item>
          <text:p text:style-name="P26">sono cinque e hai 5 immagini</text:p>
        </text:list-item>
        <text:list-item>
          <text:p text:style-name="P26">al passaggio appare il colore pieno e relative scritte in nero con filetto di separazione 2px</text:p>
        </text:list-item>
        <text:list-item>
          <text:p text:style-name="P26">al click rimandano al link segnato (forse manca uno, ma poi lo mettiamo)</text:p>
        </text:list-item>
      </text:list>
      <text:p text:style-name="Standard"/>
      <text:p text:style-name="Standard">---</text:p>
      <text:p text:style-name="P4">Testo nelle finestre</text:p>
      <text:p text:style-name="P4"/>
      <text:p text:style-name="P4">1.</text:p>
      <text:p text:style-name="P4">TITOLETTO - Titillium web bold <text:s/>– corpo 24px – interlinea 25 px – colore nero</text:p>
      <text:p text:style-name="P12">CO-ENERGIA</text:p>
      <text:p text:style-name="P4"/>
      <text:p text:style-name="P4">TESTO SOTTO - Titillium web regular <text:s/>– corpo 20px – interlinea 25 px – colore nero</text:p>
      <text:p text:style-name="P13">100% Energia Pulita</text:p>
      <text:p text:style-name="P13">da Fonti Rinnovabili</text:p>
      <text:p text:style-name="P4"/>
      <text:p text:style-name="P4">LINK al clic</text:p>
      <text:p text:style-name="P13"><text:a xlink:type="simple" xlink:href="http://www.co-energia.org/">http://www.co-energia.org/</text:a></text:p>
      <text:p text:style-name="P13"/>
      <text:p text:style-name="P4">COLORE BOX</text:p>
      <text:p text:style-name="P13">#ace00f</text:p>
      <text:p text:style-name="P13"/>
      <text:p text:style-name="P8"/>
      <text:p text:style-name="P8">2.</text:p>
      <text:p text:style-name="P4">TITOLETTO</text:p>
      <text:p text:style-name="P13">BANCA POPOLARE</text:p>
      <text:p text:style-name="P13">ETICA</text:p>
      <text:p text:style-name="P4"><text:soft-page-break/></text:p>
      <text:p text:style-name="P4">TESTO SOTTO</text:p>
      <text:p text:style-name="P13">Il Conto Completo,</text:p>
      <text:p text:style-name="P13">Trasparente, Economico</text:p>
      <text:p text:style-name="P4"/>
      <text:p text:style-name="P4">LINK al clic</text:p>
      <text:p text:style-name="P18"><text:a xlink:type="simple" xlink:href="http://www.bancaetica.it/blog/banca-etica-reggio-emilia">http://www.bancaetica.it/blog/banca-etica-reggio-emilia</text:a></text:p>
      <text:p text:style-name="P18"/>
      <text:p text:style-name="P4">COLORE <text:s/>BOX</text:p>
      <text:p text:style-name="P18">#ffff00</text:p>
      <text:p text:style-name="P18"/>
      <text:p text:style-name="P18"/>
      <text:p text:style-name="P8">3.</text:p>
      <text:p text:style-name="P4">TITOLETTO</text:p>
      <text:p text:style-name="P13">GHIRBA - BIOSTERIA</text:p>
      <text:p text:style-name="P13">DELLA GABELLA</text:p>
      <text:p text:style-name="P4"/>
      <text:p text:style-name="P4">TESTO SOTTO</text:p>
      <text:p text:style-name="P13">Il Locale Saporito,</text:p>
      <text:p text:style-name="P13">Interculturale, Etico</text:p>
      <text:p text:style-name="P4"/>
      <text:p text:style-name="P4">LINK al clic</text:p>
      <text:p text:style-name="P18"><text:a xlink:type="simple" xlink:href="http://www.ghirbabiosteria.it/">http://www.ghirbabiosteria.it</text:a></text:p>
      <text:p text:style-name="P18"/>
      <text:p text:style-name="P4">COLORE <text:s/>BOX</text:p>
      <text:p text:style-name="P13">#<text:span text:style-name="T9">e75b56</text:span></text:p>
      <text:p text:style-name="P18"/>
      <text:p text:style-name="P18"/>
      <text:p text:style-name="P8">4.</text:p>
      <text:p text:style-name="P4">TITOLETTO</text:p>
      <text:p text:style-name="P13">VERSO TERRE </text:p>
      <text:p text:style-name="P13">DI REGGIO EMILIA</text:p>
      <text:p text:style-name="P4"/>
      <text:p text:style-name="P4">TESTO SOTTO</text:p>
      <text:p text:style-name="P13">Acquisizione Partecipata</text:p>
      <text:p text:style-name="P13">di Terre Agricole</text:p>
      <text:p text:style-name="P4"/>
      <text:p text:style-name="P4">LINK al clic</text:p>
      <text:p text:style-name="P8"><text:a xlink:type="simple" xlink:href="https://acquapubblicare.wordpress.com/"><text:span text:style-name="T10">https://acquapubblicare.wordpress.com/</text:span></text:a></text:p>
      <text:p text:style-name="P18"/>
      <text:p text:style-name="P8">COLORE <text:s/>BOX</text:p>
      <text:p text:style-name="P18">#b68f48</text:p>
      <text:p text:style-name="P18"/>
      <text:p text:style-name="P8">5.</text:p>
      <text:p text:style-name="P4">TITOLETTO</text:p>
      <text:p text:style-name="P13">COMITATO</text:p>
      <text:p text:style-name="P13">ACQUA BENE COMUNE</text:p>
      <text:p text:style-name="P4"/>
      <text:p text:style-name="P4">TESTO SOTTO</text:p>
      <text:p text:style-name="P13"><text:soft-page-break/>Per la Gestione Pubblica </text:p>
      <text:p text:style-name="P13">e Partecipata dell’Acqua</text:p>
      <text:p text:style-name="P4"/>
      <text:p text:style-name="P4">LINK al clic</text:p>
      <text:p text:style-name="P18"><text:a xlink:type="simple" xlink:href="https://xxx/">https://xxx</text:a></text:p>
      <text:p text:style-name="P18"/>
      <text:p text:style-name="P8">COLORE <text:s/>BOX</text:p>
      <text:p text:style-name="P18">#00dafc</text:p>
      <text:p text:style-name="P18"/>
      <text:p text:style-name="P13"/>
      <text:p text:style-name="P13"/>
      <text:p text:style-name="P1">---</text:p>
      <text:p text:style-name="P5">Pulsante + frecce</text:p>
      <text:p text:style-name="P5">Titillium web bold <text:s/>– corpo 20px – interlinea 25 px – colore bianco </text:p>
      <text:p text:style-name="P1">RIMANIAMO IN CONTATTO</text:p>
      <text:p text:style-name="P1"/>
      <text:p text:style-name="P7">box colore <text:s/>#<text:span text:style-name="T2">0096ff</text:span> - frecce colore #<text:span text:style-name="T2">0096ff</text:span> (immagine)</text:p>
      <text:p text:style-name="P13"/>
      <text:p text:style-name="P13"/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MOSSA N. 5 – riferimento template: TESTIMONIALS</text:p>
      <text:p text:style-name="P2"/>
      <text:p text:style-name="Standard">---</text:p>
      <text:p text:style-name="P4">Numero mossa: immagine</text:p>
      <text:p text:style-name="P4"/>
      <text:p text:style-name="Standard">---</text:p>
      <text:p text:style-name="P4">Titolo</text:p>
      <text:p text:style-name="P4">Ultra <text:s/>– corpo 54px – interlinea 54px – colore <text:span text:style-name="T2">bb00eb</text:span></text:p>
      <text:p text:style-name="P9">Il primo ordine</text:p>
      <text:p text:style-name="P9"/>
      <text:p text:style-name="Standard">---</text:p>
      <text:p text:style-name="P4">Sottotitolo</text:p>
      <text:p text:style-name="P4">Titillium web bold <text:s/>– corpo 24px - interlinea 25 (vale per tutti i sottotitoli) – colore nero</text:p>
      <text:p text:style-name="P18">La filiera è cortissima dei G.A.S. </text:p>
      <text:p text:style-name="P2"/>
      <text:p text:style-name="Standard">---</text:p>
      <text:p text:style-name="P4">Titoletto sotto le immagini</text:p>
      <text:p text:style-name="P4">Ultra <text:s/>– corpo 30px – interlinea 30px – colore <text:span text:style-name="T2">bb00eb</text:span></text:p>
      <text:p text:style-name="P9">LA VISITA</text:p>
      <text:p text:style-name="P9">IL PREZZO GIUSTO</text:p>
      <text:p text:style-name="P9">L'ORDINE</text:p>
      <text:p text:style-name="P9">LA DISTRIBUZIONE</text:p>
      <text:p text:style-name="P9"/>
      <text:p text:style-name="Standard">---</text:p>
      <text:p text:style-name="P4">Testo sotto le immagini</text:p>
      <text:p text:style-name="P4">Titillium web regular <text:s/>– corpo 20px – interlinea 25 px – colore nero (saranno tutti così)</text:p>
      <text:p text:style-name="P4">Neretto in Titillium web bold - Per la larghezza della riga vale regola già impostata</text:p>
      <text:p text:style-name="P8">LA VISITA</text:p>
      <text:p text:style-name="P9"><text:span text:style-name="T1">Contattate il primo produttore e andate a trovarlo.</text:span> Fatevi raccontare come produce, la sua storia e i progetti che ha. Conoscere le persone è importante: si imparano un sacco di cose, si passa qualche ora insieme in modo diverso e alla fine anche i bambini si sono divertiti. <text:span text:style-name="T1">Per questo si chiama “economia delle relazioni”</text:span></text:p>
      <text:p text:style-name="P9"><text:span text:style-name="T6">(sottolineato – link a pagina su sito DES – ancora da fare) </text:span><text:span text:style-name="T1">Guarda le foto di alcune visite ai produttori locali.</text:span> </text:p>
      <text:p text:style-name="P9"/>
      <text:p text:style-name="P8">IL PREZZO GIUSTO</text:p>
      <text:p text:style-name="P9">Durante la visita <text:span text:style-name="T1">si stabiliscono anche gli accordi</text:span>: <text:s/>il listino prezzi, le quantità minime, modi e tempi per la consegna.</text:p>
      <text:p text:style-name="P8"/>
      <text:p text:style-name="P8">L'ORDINE</text:p>
      <text:p text:style-name="P9">Tornati a casa il referente può aprire l’ordine con <text:span text:style-name="T1">pochi click</text:span>: il Distretto di Economia Solidale mette infatti a disposizione <text:span text:style-name="T1">iGruppi</text:span>, un <text:span text:style-name="T1">software dedicato</text:span> per gestire gli ordini online in modo semplice.</text:p>
      <text:p text:style-name="P18"><text:span text:style-name="T1">Clicca qui per provare la versione demo. </text:span><text:span text:style-name="T6">(sottolineato – link a versione DEMO)</text:span></text:p>
      <text:p text:style-name="P8"/>
      <text:p text:style-name="P8">LA DISTRIBUZIONE</text:p>
      <text:p text:style-name="P18">Nel giro di qualche giorno il produttore consegna la merce: <text:span text:style-name="T1">chi ha ordinato si reca dal referente </text:span></text:p>
      <text:p text:style-name="P18"><text:span text:style-name="T1">per il ritiro.</text:span> Durante la consegna si approffitta per far quattro chiacchiere, a volte ci scappa un <text:soft-page-break/>bicchiere di vino: insomma una cosa un po’ diversa da carrello e salvatempo!</text:p>
      <text:p text:style-name="P9"/>
      <text:p text:style-name="P9"/>
      <text:p text:style-name="P9"/>
      <text:p text:style-name="Standard">---</text:p>
      <text:p text:style-name="P5">Testo finale (nell'ultima delle 4 slide)</text:p>
      <text:p text:style-name="P4">Titillium web regular <text:s/>– corpo 20px – interlinea 25 px – colore nero (è sempre lo stesso)</text:p>
      <text:p text:style-name="P19">Complimenti, il vostro Gruppo d’Acquisto Solidale è operativo.</text:p>
      <text:p text:style-name="P17">Registratelo sul sito www.retegas.org che ne raccoglie più di 1000. </text:p>
      <text:p text:style-name="P5"/>
      <text:p text:style-name="P5"/>
      <text:p text:style-name="P1">---</text:p>
      <text:p text:style-name="P5">Pulsante + frecce</text:p>
      <text:p text:style-name="P5">Titillium web bold <text:s/>– corpo 20px – interlinea 25 px – colore bianco </text:p>
      <text:p text:style-name="P1">E ADESSO?</text:p>
      <text:p text:style-name="P1"/>
      <text:p text:style-name="P7">box colore <text:s/>bb00eb - frecce colore bb00eb (immagine)</text:p>
      <text:p text:style-name="P9"/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MOSSA N. 4 – riferimento template: WHAT WE DO</text:p>
      <text:p text:style-name="P2"/>
      <text:p text:style-name="Standard">---</text:p>
      <text:p text:style-name="P4">Numero mossa: immagine</text:p>
      <text:p text:style-name="P4"/>
      <text:p text:style-name="Standard">---</text:p>
      <text:p text:style-name="P4">Titolo</text:p>
      <text:p text:style-name="P4">Ultra <text:s/>– corpo 54px – interlinea 54px – colore <text:span text:style-name="T2">008c00</text:span></text:p>
      <text:p text:style-name="P9">Gli altri G.A.S. vi danno una mano</text:p>
      <text:p text:style-name="P9"/>
      <text:p text:style-name="Standard">---</text:p>
      <text:p text:style-name="P4">Sottotitolo</text:p>
      <text:p text:style-name="P4">Titillium web bold <text:s/>– corpo 24px - interlinea 25 (vale per tutti i sottotitoli) – colore nero</text:p>
      <text:p text:style-name="P18">Per qualsiasi dubbio inviateci un’email. </text:p>
      <text:p text:style-name="P2"/>
      <text:p text:style-name="Standard">---</text:p>
      <text:p text:style-name="P4">Testo</text:p>
      <text:p text:style-name="P4">Titillium web regular <text:s/>– corpo 20px – interlinea 25 px – colore nero (saranno tutti così)</text:p>
      <text:p text:style-name="P4">Neretto in Titillium web bold - Per la larghezza della riga vale regola già impostata</text:p>
      <text:p text:style-name="P9">Giunti a questo punto probabilmente vi sarete già fatti alcune domande: </text:p>
      <text:p text:style-name="P9"/>
      <text:p text:style-name="P8">Dopo le icone:</text:p>
      <text:p text:style-name="Standard"><text:span text:style-name="T14">Cliccando qui</text:span><text:span text:style-name="T9"> </text:span><text:span text:style-name="T7">(</text:span><text:span text:style-name="T4">Link a </text:span><text:span text:style-name="T2">http://www.desreggioemilia.it/wp/apri-un-g-a-s-in-5-mosse-qualche-risposta</text:span><text:span text:style-name="T7">) </text:span><text:span text:style-name="T9">potrete trovare alcune risposte. Ma in questi casi </text:span><text:span text:style-name="T1">un colloquio diretto con GASISTI già attivi è la soluzione più comoda ed efficace</text:span><text:span text:style-name="T9">. I G.A.S. sono in rete tra loro proprio per scambiarsi informazioni e consigli.</text:span></text:p>
      <text:p text:style-name="P9"/>
      <text:p text:style-name="P9">Per entrare in contatto con persone appartenenti ai G.A.S. della nostra provincia scrivete a:</text:p>
      <text:p text:style-name="P1"/>
      <text:p text:style-name="P5">Pulsante (stesse misure e stesso funzionamento, rollover compreso, di quelli fatti nella mossa 2)</text:p>
      <text:p text:style-name="P7">Titillium web regular <text:s/>– corpo 20px – interlinea 25 px – colore <text:span text:style-name="T2">008c00</text:span></text:p>
      <text:p text:style-name="P16">des.reggioemilia@gmail.com</text:p>
      <text:p text:style-name="P9"/>
      <text:p text:style-name="Standard">---</text:p>
      <text:p text:style-name="P4">Icone: immagini – ATTENZIONE: il testo qui cambia formato</text:p>
      <text:p text:style-name="P8">Titillium web bold <text:s/>– corpo 22 – interlinea 24 – centrato sotto l'icona – rispettare “a capo” e maiuscole</text:p>
      <text:p text:style-name="P9"/>
      <text:p text:style-name="P9">QUANTO TEMPO </text:p>
      <text:p text:style-name="P9">mi impegna il G.A.S.?</text:p>
      <text:p text:style-name="P9"><text:s/></text:p>
      <text:p text:style-name="P9">Come si gestisce </text:p>
      <text:p text:style-name="P9">UN ORDINE?</text:p>
      <text:p text:style-name="P9"/>
      <text:p text:style-name="P9">Come funziona</text:p>
      <text:p text:style-name="P9">LA DISTRIBUZIONE?</text:p>
      <text:p text:style-name="P9"/>
      <text:p text:style-name="P9">Come si effettuano</text:p>
      <text:p text:style-name="P9"><text:soft-page-break/>I PAGAMENTI?</text:p>
      <text:p text:style-name="P9"/>
      <text:p text:style-name="P9">Ma poi, </text:p>
      <text:p text:style-name="P9">SI RISPARMIA?</text:p>
      <text:p text:style-name="P9"/>
      <text:p text:style-name="Standard">---</text:p>
      <text:p text:style-name="P5">Testo finale</text:p>
      <text:p text:style-name="P4">Titillium web regular <text:s/>– corpo 20px – interlinea 25 px – colore nero (è sempre lo stesso)</text:p>
      <text:p text:style-name="Standard"><text:span text:style-name="T12">Ormai sapete quanto basta, non rimane che provare.</text:span><text:span text:style-name="T11"> </text:span></text:p>
      <text:p text:style-name="P5"/>
      <text:p text:style-name="P5"/>
      <text:p text:style-name="P1">---</text:p>
      <text:p text:style-name="P5">Pulsante + frecce</text:p>
      <text:p text:style-name="P5">Titillium web bold <text:s/>– corpo 20px – interlinea 25 px – colore bianco </text:p>
      <text:p text:style-name="P1">CONTINUA</text:p>
      <text:p text:style-name="P1"/>
      <text:p text:style-name="P23">box colore <text:s/>008c00 - frecce colore 008c00 (immagine)</text:p>
      <text:p text:style-name="P9"/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MOSSA N. 3 – riferimento template: OUR TEAM</text:p>
      <text:p text:style-name="P2"/>
      <text:p text:style-name="Standard"/>
      <text:p text:style-name="Standard">---</text:p>
      <text:p text:style-name="P4">Numero mossa: immagine</text:p>
      <text:p text:style-name="P4"/>
      <text:p text:style-name="Standard">---</text:p>
      <text:p text:style-name="P4">Titolo</text:p>
      <text:p text:style-name="P4">Ultra <text:s/>– corpo 54px – interlinea 54px – colore <text:span text:style-name="T2">be0000</text:span></text:p>
      <text:p text:style-name="P9">Per cominciare stabilite cosa acquistare</text:p>
      <text:p text:style-name="P9"><text:s/></text:p>
      <text:p text:style-name="P9"/>
      <text:p text:style-name="Standard">---</text:p>
      <text:p text:style-name="P4">Sottotitolo</text:p>
      <text:p text:style-name="P4">Titillium web bold <text:s/>– corpo 24px - interlinea 25 (vale per tutti i sottotitoli) – colore nero</text:p>
      <text:p text:style-name="P9">La pasta o il miele? La verdura fresca o le uova? La birra o il formaggio? </text:p>
      <text:p text:style-name="P9"/>
      <text:p text:style-name="P9"/>
      <text:p text:style-name="Standard">---</text:p>
      <text:p text:style-name="P4">Testo dentro i “baloon” bianchi come da template</text:p>
      <text:p text:style-name="P4">Titillium web regular <text:s/>– corpo 24px – sottolineato – colore nero</text:p>
      <text:p text:style-name="P13">Scegliete i prodotti</text:p>
      <text:p text:style-name="P13">Consultate la lista</text:p>
      <text:p text:style-name="P13">Suddividete i compiti</text:p>
      <text:p text:style-name="P4"/>
      <text:p text:style-name="Standard">---</text:p>
      <text:p text:style-name="P4">Testo dentro i “baloon” bianchi come da template</text:p>
      <text:p text:style-name="P4">Titillium web regular <text:s/>– corpo 20px – interlinea 25 px – colore nero - Neretto in Titillium web bold</text:p>
      <text:p text:style-name="P4"/>
      <text:p text:style-name="P4">Immagine PRODOTTI</text:p>
      <text:p text:style-name="Standard">Innanzi tutto scegliete i prodotti di cui volete approvvigionarvi da subito, secondo le preferenze del gruppo.</text:p>
      <text:p text:style-name="Standard"/>
      <text:p text:style-name="P4">Immagine LISTA</text:p>
      <text:p text:style-name="Standard">Per orientarvi potete consultare la lista dei produttori che forniscono gli altri G.A.S. del territorio. <text:span text:style-name="T1">Scarica il PDF <text:s/></text:span><text:span text:style-name="T7">(attesa file da claudio)</text:span></text:p>
      <text:p text:style-name="Standard"/>
      <text:p text:style-name="P4">Immagine PERSONE</text:p>
      <text:p text:style-name="Standard">Suddividete i compiti. Ognuno si prenderà in carico la gestione di un prodotto: ecco, avete già nominato i cosidetti “referenti di prodotto”.</text:p>
      <text:p text:style-name="Standard"/>
      <text:p text:style-name="P6"/>
      <text:p text:style-name="P6"/>
      <text:p text:style-name="Standard">---</text:p>
      <text:p text:style-name="P5">Testo finale</text:p>
      <text:p text:style-name="P4">Titillium web regular <text:s/>– corpo 20px – interlinea 25 px – colore nero (è sempre lo stesso)</text:p>
      <text:p text:style-name="P5">Neretto in Titillium web bold</text:p>
      <text:p text:style-name="P5"/>
      <text:p text:style-name="Standard"><text:soft-page-break/><text:span text:style-name="T1">La prima riunione è finita e siete già a metà dell’opera.</text:span> <text:span text:style-name="T12">Il più è fatto, ma probabilmente rimane ancora qualche dubbio da sciogliere. Niente paura, con la quarta mossa tutto si chiarisce.</text:span><text:span text:style-name="T11"> </text:span></text:p>
      <text:p text:style-name="P5"/>
      <text:p text:style-name="P5"/>
      <text:p text:style-name="P1">---</text:p>
      <text:p text:style-name="P5">Pulsante + frecce</text:p>
      <text:p text:style-name="P5">Titillium web bold <text:s/>– corpo 20px – interlinea 25 px – colore bianco </text:p>
      <text:p text:style-name="P1">CONTINUA</text:p>
      <text:p text:style-name="P1"/>
      <text:p text:style-name="P4"><text:span text:style-name="T5">box colore </text:span><text:span text:style-name="T3"><text:s/>be0000</text:span><text:span text:style-name="T5"> - frecce colore </text:span><text:span text:style-name="T3">be0000</text:span><text:span text:style-name="T5"> (immagine)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MOSSA N. 2 – riferimento template: LATEST NEWS</text:p>
      <text:p text:style-name="P2"/>
      <text:p text:style-name="Standard"/>
      <text:p text:style-name="Standard">---</text:p>
      <text:p text:style-name="P4">Numero mossa: immagine</text:p>
      <text:p text:style-name="P4"/>
      <text:p text:style-name="Standard">---</text:p>
      <text:p text:style-name="P4">Titolo</text:p>
      <text:p text:style-name="P4"/>
      <text:p text:style-name="P4">Ultra <text:s/>– corpo 54px – interlinea 54px – colore 0023<text:span text:style-name="T2">ff</text:span></text:p>
      <text:p text:style-name="P9">Convocate un’incontro per parlarne </text:p>
      <text:p text:style-name="P9"/>
      <text:p text:style-name="P9"/>
      <text:p text:style-name="Standard">---</text:p>
      <text:p text:style-name="P4">Sottotitolo</text:p>
      <text:p text:style-name="P4"/>
      <text:p text:style-name="P4">Titillium web bold <text:s/>– corpo 24px - interlinea 25 (vale per tutti i sottotitoli) – colore nero</text:p>
      <text:p text:style-name="Standard">Dal momento che vi trovate siete già un GRUPPO. </text:p>
      <text:p text:style-name="Standard"/>
      <text:p text:style-name="P5"/>
      <text:p text:style-name="Standard">---</text:p>
      <text:p text:style-name="P4">Testo</text:p>
      <text:p text:style-name="P4"/>
      <text:p text:style-name="P4">Titillium web regular <text:s/>– corpo 20px – interlinea 25 px – colore nero (saranno tutti così)</text:p>
      <text:p text:style-name="P4">Neretto in Titillium web bold</text:p>
      <text:p text:style-name="P4">Per la larghezza della riga vale la regola del max 800 px</text:p>
      <text:p text:style-name="Standard"><text:s/></text:p>
      <text:p text:style-name="Standard">Per lo più i G.A.S. nascono come gruppi informali. Vi basterà <text:span text:style-name="T1">scegliere un nominativo</text:span> che vi distingua. Se invece fate parte di un’associazione già costituita, no problem: il G.A.S. si integra tra le attività che già svolgete. </text:p>
      <text:p text:style-name="P4"/>
      <text:p text:style-name="Standard">Per capire un po’ meglio <text:span text:style-name="T1">cos’è e come funziona un G.A.S.</text:span> sono disponibili tantissime fonti: pubblicazioni, documenti online, video e siti web. </text:p>
      <text:p text:style-name="P4">(Mantenere “a capo”, senza spazio come da layout e mettere in colore 0023ff) </text:p>
      <text:p text:style-name="P21">Ecco il nostro consiglio per andare al sodo:</text:p>
      <text:p text:style-name="Standard"/>
      <text:p text:style-name="P1">---</text:p>
      <text:p text:style-name="P5">Immagini</text:p>
      <text:p text:style-name="P5">ROLLOVER IMMAGINI: fondo blu 0028ff : Togli data, togli commenti e al centro le tre scritte:</text:p>
      <text:p text:style-name="P14">Documento Base dei G.A.S.</text:p>
      <text:p text:style-name="P14">L'altra spesa</text:p>
      <text:p text:style-name="P14">www.desreggioemilia.it</text:p>
      <text:p text:style-name="Standard"/>
      <text:p text:style-name="Standard">---</text:p>
      <text:p text:style-name="P5">Testo sotto le immagini</text:p>
      <text:p text:style-name="P4">Titillium web regular <text:s/>– corpo 20px – interlinea 25 px – colore nero (è sempre lo stesso)</text:p>
      <text:p text:style-name="P5">Neretto in Titillium web bold</text:p>
      <text:p text:style-name="P5">ATTENZIONE – non rispettare gli “a capo” del jpg – usiamo quelli del template</text:p>
      <text:p text:style-name="P5"><text:soft-page-break/></text:p>
      <text:p text:style-name="P10"><text:span text:style-name="T1">Per prima cosa leggetevi il documento</text:span> “G.A.S. - un modo diverso di fare la spesa”. In poche pagine sono riassunti i principi e le modalità operative di un G.A.S. <text:span text:style-name="T1">Per cominciare basta e </text:span><text:span text:style-name="T1">avanza.</text:span></text:p>
      <text:p text:style-name="P10"/>
      <text:p text:style-name="P10"><text:span text:style-name="T1">Per approfondire ecco una gustosa lettura.</text:span> Questo libro racconta i G.A.S. mettendo in fila storie, temi e punti di vista di chi ci ha provato. E risponde alle curiosità di chi ci vuol provare.</text:p>
      <text:p text:style-name="P10"/>
      <text:p text:style-name="P10"><text:span text:style-name="T1">Intanto guardatevi intorno:</text:span> per rimanere aggiornati su quanto succede nel nostro territorio visitate il sito del Distretto di Economia Solidale di Reggio Emilia.</text:p>
      <text:p text:style-name="Standard"/>
      <text:p text:style-name="Standard"/>
      <text:p text:style-name="P1">---</text:p>
      <text:p text:style-name="P5">Pulsanti sotto i testi delle immagini (nel template sono READ MORE)</text:p>
      <text:p text:style-name="P5">Titillium web regular <text:s/>– corpo 20px – interlinea 25 px (sempre lo stesso) colore <text:s/>0023ff</text:p>
      <text:p text:style-name="P5"/>
      <text:p text:style-name="P5">BOX altezza 48 px (42 bianco + 3 e 3 <text:s/>bordo colore 0023ff ) larghezza circa 24 px a dx e a sx del testo (ma vedi tu).</text:p>
      <text:p text:style-name="P5">ROLLOVER BOX: interno blu come bordo e testo bianco</text:p>
      <text:p text:style-name="P11"/>
      <text:p text:style-name="P11">SFOGLIA E SCARICA IL PDF <text:s/></text:p>
      <text:p text:style-name="P11"><text:span text:style-name="T7">link a</text:span><text:span text:style-name="T6"> </text:span><text:a xlink:type="simple" xlink:href="http://www.desreggioemilia.it/wp/wp-content/uploads/2013/03/gasdocumentobase.pdf">http://www.desreggioemilia.it/wp/wp-content/uploads/2013/03/gasdocumentobase.pdf</text:a></text:p>
      <text:p text:style-name="P6"/>
      <text:p text:style-name="P11">LEGGI LA SCHEDA DEL LIBRO </text:p>
      <text:p text:style-name="Standard"><text:span text:style-name="T8">link a </text:span><text:bookmark text:name="sample-permalink"/><text:a xlink:type="simple" xlink:href="http://www.desreggioemilia.it/wp/apri-un-g-a-s-in-5-mosse-libri-consigliati">http://www.desreggioemilia.it/wp/apri-un-g-a-s-in-5-mosse-libri-consigliati</text:a> (pr ora in bozza)</text:p>
      <text:p text:style-name="P6"/>
      <text:p text:style-name="P11">VAI AL SITO <text:s/></text:p>
      <text:p text:style-name="P11"><text:span text:style-name="T7">link a</text:span><text:span text:style-name="T6"> </text:span><text:a xlink:type="simple" xlink:href="http://www.desreggioemilia.it/">http://www.desreggioemilia.it</text:a></text:p>
      <text:p text:style-name="P6"/>
      <text:p text:style-name="P6"/>
      <text:p text:style-name="Standard">---</text:p>
      <text:p text:style-name="P5">Testo finale</text:p>
      <text:p text:style-name="P4">Titillium web regular <text:s/>– corpo 20px – interlinea 25 px – colore nero (è sempre lo stesso)</text:p>
      <text:p text:style-name="P5">Neretto in Titillium web bold</text:p>
      <text:p text:style-name="P5"/>
      <text:p text:style-name="P15"><text:span text:style-name="T9">Formato il gruppo e capito di cosa si tratta è ora di provare ad acquistare. </text:span>Con la terza mossa inizia la fase operativa.</text:p>
      <text:p text:style-name="P5"/>
      <text:p text:style-name="P5"/>
      <text:p text:style-name="P5"/>
      <text:p text:style-name="P1">---</text:p>
      <text:p text:style-name="P5">Pulsante + frecce</text:p>
      <text:p text:style-name="P5"/>
      <text:p text:style-name="P5">Titillium web bold <text:s/>– corpo 20px – interlinea 25 px – colore bianco </text:p>
      <text:p text:style-name="P1">CONTINUA</text:p>
      <text:p text:style-name="P1"/>
      <text:p text:style-name="P4"><text:span text:style-name="T5">box colore </text:span><text:span text:style-name="T3"><text:s/></text:span><text:span text:style-name="T5">0023ff - frecce colore 0023ff (immagine)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2">MOSSA N. 1 – riferimento template: schermata dal titolo BOOSTRAP (la prima dopo l'home)</text:p>
      <text:p text:style-name="P2">In pratica nel template ci sono 3 immagini con relativo testo. Noi ne abbiamo una con relativo testo</text:p>
      <text:p text:style-name="Standard"/>
      <text:p text:style-name="Standard">---</text:p>
      <text:p text:style-name="P4">Numero mossa: immagine</text:p>
      <text:p text:style-name="P4"/>
      <text:p text:style-name="Standard">---</text:p>
      <text:p text:style-name="P4">Titolo</text:p>
      <text:p text:style-name="P4"/>
      <text:p text:style-name="P4">Ultra <text:s/>– corpo 54px – colore <text:span text:style-name="T2">ff6900</text:span></text:p>
      <text:p text:style-name="P9">Coinvolgi altre persone </text:p>
      <text:p text:style-name="P9"/>
      <text:p text:style-name="P9"/>
      <text:p text:style-name="Standard">---</text:p>
      <text:p text:style-name="P4">Sottotitolo</text:p>
      <text:p text:style-name="P4"/>
      <text:p text:style-name="P4">Titillium web bold <text:s/>– corpo 24px – colore nero</text:p>
      <text:p text:style-name="Standard"><text:s/></text:p>
      <text:p text:style-name="Standard">Per iniziare basta essere in 4 o 5: molti G.A.S. sono partiti proprio così. </text:p>
      <text:p text:style-name="Standard"/>
      <text:p text:style-name="Standard"/>
      <text:p text:style-name="Standard">---</text:p>
      <text:p text:style-name="P4">Persone: immagine</text:p>
      <text:p text:style-name="Standard"/>
      <text:p text:style-name="P5"/>
      <text:p text:style-name="Standard">---</text:p>
      <text:p text:style-name="P4">Testo</text:p>
      <text:p text:style-name="P4"/>
      <text:p text:style-name="P4">Titillium web regular <text:s/>– corpo 20px – interlinea 25 px – colore nero (saranno tutti così)</text:p>
      <text:p text:style-name="P4">Neretto in Titillium web bold</text:p>
      <text:p text:style-name="Standard"><text:s/></text:p>
      <text:p text:style-name="Standard">Se ti interessa effettuare acquisti da <text:span text:style-name="T1">produttori locali, a filiera corta e sostenibili</text:span> dal punto di vista ambientale e sociale parlane con amici o conoscenti. Possono essere <text:span text:style-name="T1">persone del tuo condominio</text:span>, oppure <text:span text:style-name="T1">famiglie</text:span> incontrate in parrocchia, ma anche i <text:span text:style-name="T1">colleghi</text:span> di lavoro, le <text:span text:style-name="T1">compagne</text:span> della squadra di pallavolo, gli <text:span text:style-name="T1">amici</text:span> del circolo...</text:p>
      <text:p text:style-name="Standard"/>
      <text:p text:style-name="P4">3 “a capo” - alla quarta riga il seguente testo:</text:p>
      <text:p text:style-name="Standard">Se qualcuno sembra interessato sei già pronto per la seconda mossa.</text:p>
      <text:p text:style-name="Standard"/>
      <text:p text:style-name="Standard"/>
      <text:p text:style-name="P1">---</text:p>
      <text:p text:style-name="P5">Pulsante + frecce</text:p>
      <text:p text:style-name="P5"/>
      <text:p text:style-name="P5">Titillium web bold <text:s/>– corpo 20px – interlinea 25 px – colore bianco</text:p>
      <text:p text:style-name="P1"/>
      <text:p text:style-name="P1">CONTINUA</text:p>
      <text:p text:style-name="P1"/>
      <text:p text:style-name="P5">dentro un box (px 208x36 – ma vedi tu) – colore <text:span text:style-name="T2">ff6900</text:span></text:p>
      <text:p text:style-name="P5"><text:soft-page-break/>frecce nere con rollover in colore ff6900 (immagine)</text:p>
      <text:p text:style-name="P2"/>
      <text:p text:style-name="P2"/>
      <text:p text:style-name="P2"/>
      <text:p text:style-name="P2">VOCI MENU</text:p>
      <text:p text:style-name="P4"/>
      <text:p text:style-name="P4">Titillium web regular <text:s/>– corpo 14 px</text:p>
      <text:p text:style-name="P4">colore bianco – rollover e selezione ffe600 o fff000 (da provare)</text:p>
      <text:p text:style-name="Standard"/>
      <text:p text:style-name="Standard">APRI UN GAS (sarebbe la HOME)</text:p>
      <text:p text:style-name="Standard">FATE GRUPPO</text:p>
      <text:p text:style-name="Standard">CHIARITEVI LE IDEE</text:p>
      <text:p text:style-name="Standard">COSA COMPRARE</text:p>
      <text:p text:style-name="Standard">SERVE UNA MANO?</text:p>
      <text:p text:style-name="Standard">IL PRIMO ACQUISTO</text:p>
      <text:p text:style-name="Standard">CONTINUATE COSÌ</text:p>
      <text:p text:style-name="Standard"/>
      <text:p text:style-name="P4">su banda colore 3c434b, altezza quella che riesci (io ce l'ho 120 px)</text:p>
      <text:p text:style-name="Standard"/>
      <text:p text:style-name="P25"/>
      <text:p text:style-name="Standard"/>
      <text:p text:style-name="Standard"/>
      <text:p text:style-name="P2">HOME – riferimento template: HOME</text:p>
      <text:p text:style-name="Standard"/>
      <text:p text:style-name="Standard">---</text:p>
      <text:p text:style-name="P4">Testo</text:p>
      <text:p text:style-name="P4"/>
      <text:p text:style-name="P4">Titillium web regular <text:s/>– corpo 20px – interlinea 25 px – colore nero</text:p>
      <text:p text:style-name="P4">Neretto in Titillium web bold</text:p>
      <text:p text:style-name="Standard"><text:s/></text:p>
      <text:p text:style-name="Standard">Se hai sentito parlare dei <text:span text:style-name="T1">Gruppi di Acquisto Solidale (G.A.S.) </text:span>e ti piacerebbe aprirne uno, <text:span text:style-name="T1">sei nel posto giusto</text:span>. </text:p>
      <text:p text:style-name="Standard"><text:s/></text:p>
      <text:p text:style-name="Standard">Questa <text:span text:style-name="T1">miniguida</text:span> ti aiuta a compiere i primi passi per costituire un G.A.S. <text:span text:style-name="T5">grazie ai consigli di </text:span><text:span text:style-name="T5">coloro che ne fanno già parte.</text:span></text:p>
      <text:p text:style-name="P1"/>
      <text:p text:style-name="P1">---</text:p>
      <text:p text:style-name="P5">Pulsante</text:p>
      <text:p text:style-name="P5"/>
      <text:p text:style-name="P5">Titillium web regular <text:s/>– corpo 20px – interlinea 25 px – colore bianco</text:p>
      <text:p text:style-name="P1"/>
      <text:p text:style-name="P1">COMINCIAMO SUBITO</text:p>
      <text:p text:style-name="P1"/>
      <text:p text:style-name="P5">dentro un box (px 208x36 – ma vedi tu) – colore f42460 (dovrebbe essere lo stesso del marchio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inionPro-Regular" svg:font-family="MinionPro-Regular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5b_Nessuno_20_stile_20_paragrafo_5d_" style:display-name="[Nessuno stile paragrafo]" style:family="paragraph">
      <style:paragraph-properties fo:margin="100%"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MinionPro-Regular" fo:font-size="12pt" fo:letter-spacing="normal" fo:language="it" fo:country="IT" fo:font-style="normal" style:text-underline-style="none" fo:font-weight="normal" style:font-name-asian="MinionPro-Regular" style:font-size-asian="12pt" style:font-style-asian="normal" style:font-weight-asian="normal" style:font-name-complex="MinionPro-Regular" style:font-size-complex="12pt" style:font-style-complex="normal" style:font-weight-complex="normal" style:text-emphasize="none" style:text-scale="100%"/>
    </style:style>
    <style:style style:name="_5b_Paragrafo_20_base_5d_" style:display-name="[Paragrafo base]" style:family="paragraph" style:parent-style-name="_5b_Nessuno_20_stile_20_paragrafo_5d_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appiotti</meta:initial-creator>
    <meta:creation-date>2014-12-09T00:56:05</meta:creation-date>
    <dc:date>2015-02-08T23:15:21</dc:date>
    <meta:editing-duration>PT9H15M11S</meta:editing-duration>
    <meta:editing-cycles>23</meta:editing-cycles>
    <meta:generator>OpenOffice/4.0.1$Unix OpenOffice.org_project/401m5$Build-9714</meta:generator>
    <dc:creator>marco appiotti</dc:creator>
    <meta:document-statistic meta:table-count="0" meta:image-count="0" meta:object-count="0" meta:page-count="14" meta:paragraph-count="337" meta:word-count="2340" meta:character-count="14004"/>
  </office:meta>
</office:document-meta>
</file>